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e5f" officeooo:paragraph-rsid="0019be5f"/>
    </style:style>
    <style:style style:name="P2" style:family="paragraph" style:parent-style-name="Standard">
      <style:text-properties style:font-name="sans-serif" fo:font-size="12.75pt"/>
    </style:style>
    <style:style style:name="P3" style:family="paragraph" style:parent-style-name="Standard">
      <style:text-properties style:font-name="sans-serif" fo:font-size="12.75pt" officeooo:rsid="0019be5f" officeooo:paragraph-rsid="001b1bce"/>
    </style:style>
    <style:style style:name="P4" style:family="paragraph" style:parent-style-name="Standard">
      <style:text-properties style:font-name="monospace" fo:font-size="13.5pt"/>
    </style:style>
    <style:style style:name="P5" style:family="paragraph" style:parent-style-name="Standard">
      <style:text-properties style:font-name="monospace" fo:font-size="13.5pt" officeooo:paragraph-rsid="001cd2d7"/>
    </style:style>
    <style:style style:name="P6" style:family="paragraph" style:parent-style-name="Standard">
      <style:text-properties officeooo:paragraph-rsid="001cd2d7"/>
    </style:style>
    <style:style style:name="P7" style:family="paragraph" style:parent-style-name="Standard">
      <style:text-properties fo:color="#ce181e" officeooo:rsid="0019be5f" officeooo:paragraph-rsid="0019be5f"/>
    </style:style>
    <style:style style:name="P8" style:family="paragraph" style:parent-style-name="Standard">
      <style:text-properties fo:font-size="15pt" officeooo:rsid="0019be5f" officeooo:paragraph-rsid="0019be5f" style:font-size-asian="15pt" style:font-size-complex="15pt"/>
    </style:style>
    <style:style style:name="P9" style:family="paragraph" style:parent-style-name="Text_20_body">
      <style:text-properties officeooo:paragraph-rsid="001dbb26"/>
    </style:style>
    <style:style style:name="P10" style:family="paragraph" style:parent-style-name="Text_20_body">
      <style:text-properties officeooo:rsid="001f54ab" officeooo:paragraph-rsid="001f54ab"/>
    </style:style>
    <style:style style:name="P11" style:family="paragraph" style:parent-style-name="Subtitle">
      <style:text-properties officeooo:paragraph-rsid="001dbb26"/>
    </style:style>
    <style:style style:name="T1" style:family="text">
      <style:text-properties officeooo:rsid="0019be5f"/>
    </style:style>
    <style:style style:name="T2" style:family="text">
      <style:text-properties fo:font-weight="bold"/>
    </style:style>
    <style:style style:name="T3" style:family="text">
      <style:text-properties style:font-name="monospace"/>
    </style:style>
    <style:style style:name="T4" style:family="text">
      <style:text-properties style:font-name="monospace" fo:font-size="13.5pt"/>
    </style:style>
    <style:style style:name="T5" style:family="text">
      <style:text-properties style:font-name="monospace" fo:font-size="13.5pt" officeooo:rsid="0019be5f"/>
    </style:style>
    <style:style style:name="T6" style:family="text">
      <style:text-properties style:font-name="monospace" fo:font-size="13.5pt" officeooo:rsid="001b1bce"/>
    </style:style>
    <style:style style:name="T7" style:family="text">
      <style:text-properties style:font-name="monospace" fo:font-size="13.5pt" officeooo:rsid="001cd2d7"/>
    </style:style>
    <style:style style:name="T8" style:family="text">
      <style:text-properties style:font-name="monospace" fo:font-size="13.5pt" officeooo:rsid="001d18fe"/>
    </style:style>
    <style:style style:name="T9" style:family="text">
      <style:text-properties style:font-name="monospace" fo:font-size="13.5pt" officeooo:rsid="001dbb26"/>
    </style:style>
    <style:style style:name="T10" style:family="text">
      <style:text-properties style:font-name="monospace" fo:font-size="15pt" style:font-size-asian="15pt" style:font-size-complex="15pt"/>
    </style:style>
    <style:style style:name="T11" style:family="text">
      <style:text-properties style:font-name="sans-serif" fo:font-size="12.75pt"/>
    </style:style>
    <style:style style:name="T12" style:family="text">
      <style:text-properties style:font-name="sans-serif" fo:font-size="12.75pt" officeooo:rsid="001b1bce"/>
    </style:style>
    <style:style style:name="T13" style:family="text">
      <style:text-properties style:font-name="sans-serif" fo:font-size="13.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officeooo:rsid="001cd2d7" style:font-size-asian="15pt" style:font-size-complex="15pt"/>
    </style:style>
    <style:style style:name="T16" style:family="text">
      <style:text-properties fo:font-size="15pt" style:text-underline-style="solid" style:text-underline-width="auto" style:text-underline-color="font-color" officeooo:rsid="0019be5f" style:font-size-asian="15pt" style:font-size-complex="15pt"/>
    </style:style>
    <style:style style:name="T17" style:family="text">
      <style:text-properties officeooo:rsid="001d18fe"/>
    </style:style>
    <style:style style:name="T18" style:family="text">
      <style:text-properties officeooo:rsid="001dbb26"/>
    </style:style>
    <style:style style:name="T19" style:family="text">
      <style:text-properties fo:color="#ce181e"/>
    </style:style>
    <style:style style:name="T20" style:family="text">
      <style:text-properties fo:color="#ce181e" fo:font-size="15pt" style:font-size-asian="15pt" style:font-size-complex="15pt"/>
    </style:style>
    <style:style style:name="T21" style:family="text">
      <style:text-properties fo:color="#ce181e" fo:font-size="15pt" officeooo:rsid="001cd2d7" style:font-size-asian="15pt" style:font-size-complex="15pt"/>
    </style:style>
    <style:style style:name="T22" style:family="text">
      <style:text-properties fo:color="#ce181e" style:font-name="monospace" fo:font-size="13.5pt"/>
    </style:style>
    <style:style style:name="T23" style:family="text">
      <style:text-properties fo:color="#ce181e" style:font-name="monospace" fo:font-size="13.5pt" officeooo:rsid="001dbb26"/>
    </style:style>
    <style:style style:name="T24" style:family="text">
      <style:text-properties fo:color="#ce181e" style:font-name="monospace" fo:font-size="13.5pt" officeooo:rsid="001cd2d7"/>
    </style:style>
    <style:style style:name="T25" style:family="text">
      <style:text-properties fo:color="#ce181e" style:font-name="monospace" fo:font-size="15pt" style:font-size-asian="15pt" style:font-size-complex="15pt"/>
    </style:style>
    <style:style style:name="T26" style:family="text">
      <style:text-properties fo:color="#ce181e" style:font-name="sans-serif" fo:font-size="12.75pt"/>
    </style:style>
    <style:style style:name="T27" style:family="text">
      <style:text-properties fo:color="#ce181e" style:font-name="sans-serif" fo:font-size="12.75pt" officeooo:rsid="001b1bce"/>
    </style:style>
    <style:style style:name="T28" style:family="text">
      <style:text-properties fo:color="#ce181e" style:font-name="sans-serif" fo:font-size="13.5pt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32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2"><text:s/></text:span><text:span text:style-name="T31">AIDE MEMOIRE HTML</text:span></text:p>
      <text:p text:style-name="P9"><text:span text:style-name="T31"/></text:p>
      <text:p text:style-name="P10"><text:span text:style-name="T31">DEFINITION</text:span></text:p>
      <text:p text:style-name="P8">L'HyperText Markup Language, généralement abrégé <text:span text:style-name="T2">HTML</text:span>, est le langage de balisage conçu pour représenter les pages web. C'est un langage permettant d'écrire de l'hypertexte, d'où son nom.</text:p>
      <text:p text:style-name="P8"/>
      <text:p text:style-name="P7"/>
      <text:p text:style-name="P1"/>
      <text:p text:style-name="P3"><text:s/><text:span text:style-name="T31">Balise </text:span><text:span text:style-name="T30"><text:s/></text:span><text:s text:c="36"/><text:span text:style-name="T31">Description</text:span></text:p>
      <text:p text:style-name="P2"><text:s text:c="34"/></text:p>
      <text:p text:style-name="Standard"><text:span text:style-name="T4">.</text:span><text:span text:style-name="T22">&lt;a href="</text:span><text:span text:style-name="T28">s</text:span><text:span text:style-name="T22">"&gt;</text:span><text:span text:style-name="T28">. . .</text:span><text:span text:style-name="T22">&lt;/a&gt;</text:span><text:span text:style-name="T4"> </text:span><text:span text:style-name="T5">= </text:span><text:span text:style-name="T11">Lien hypertexte ayant pour cible l </text:span>’<text:span text:style-name="T11">url .</text:span></text:p>
      <text:p text:style-name="Standard"><text:span text:style-name="T11"/></text:p>
      <text:p text:style-name="Standard"><text:span text:style-name="T26">&lt;body&gt;</text:span><text:span text:style-name="T27">...</text:span><text:span text:style-name="T22">&lt;/body&gt; </text:span><text:span text:style-name="T4"><text:s text:c="4"/></text:span><text:span text:style-name="T6">= </text:span><text:span text:style-name="T14">Corps de la page Web.</text:span></text:p>
      <text:p text:style-name="Standard"><text:span text:style-name="T11"/></text:p>
      <text:p text:style-name="Standard"><text:span text:style-name="T11"/></text:p>
      <text:p text:style-name="Standard"><text:span text:style-name="T11"><text:s/></text:span><text:span text:style-name="T26">&lt;br/&gt;</text:span><text:span text:style-name="T11"> <text:s text:c="5"/></text:span><text:span text:style-name="T12"><text:s text:c="24"/>= <text:s/>Forcer un retour à la ligne.</text:span></text:p>
      <text:p text:style-name="Standard"><text:span text:style-name="T12"/></text:p>
      <text:p text:style-name="P6"><text:span text:style-name="T27">&lt;div&gt;...</text:span><text:span text:style-name="T22">&lt;/div&gt;</text:span><text:span text:style-name="T4"> <text:s text:c="7"/></text:span><text:span text:style-name="T6">= </text:span><text:span text:style-name="T14">(qui signifie </text:span><text:span text:style-name="Emphasis"><text:span text:style-name="T14">division du document</text:span></text:span><text:span text:style-name="T14">) est un conteneur générique qui permet d'organiser le conte</text:span><text:span text:style-name="T15">NU</text:span></text:p>
      <text:p text:style-name="P6"><text:span text:style-name="T15">.</text:span><text:span text:style-name="T21"> </text:span><text:span text:style-name="T22">&lt;h1&gt;...&lt;/h1&gt;</text:span><text:span text:style-name="T4"> </text:span><text:span text:style-name="T7">= </text:span><text:span text:style-name="T11">Titre de sections de niveau . Il existe </text:span><text:span text:style-name="T4">h2 </text:span><text:span text:style-name="T11">, </text:span><text:span text:style-name="T4">h3</text:span><text:span text:style-name="T11">, ...pour des titre de sous-sections.</text:span></text:p>
      <text:p text:style-name="P6"><text:span text:style-name="T11"/></text:p>
      <text:p text:style-name="P6"><text:span text:style-name="T26">.&lt;head&gt;...</text:span><text:span text:style-name="T22">&lt;/head&gt;</text:span><text:span text:style-name="T4"> </text:span><text:span text:style-name="T7">= En-tête dela page Web.</text:span></text:p>
      <text:p text:style-name="P6"><text:span text:style-name="T7"/></text:p>
      <text:p text:style-name="P6"><text:span text:style-name="T24">&lt;html&gt;...</text:span><text:span text:style-name="T22">&lt;/html&gt;</text:span><text:span text:style-name="T4"> </text:span><text:span text:style-name="T7">= </text:span><text:span text:style-name="T14">Balise principale de la page Web.</text:span></text:p>
      <text:p text:style-name="P6"><text:span text:style-name="T14"/></text:p>
      <text:p text:style-name="P6"><text:span text:style-name="T25">&lt;i&gt;...</text:span><text:span text:style-name="T22">&lt;/i&gt; </text:span><text:span text:style-name="T8">= </text:span><text:span text:style-name="T14">Mise en italique du texte.</text:span></text:p>
      <text:p text:style-name="P6"><text:span text:style-name="T14"/></text:p>
      <text:p text:style-name="P6"><text:span text:style-name="T25">&lt;img src="</text:span><text:span text:style-name="T28">u</text:span><text:span text:style-name="T22">"&gt;&lt;/img&gt;</text:span><text:span text:style-name="T4"> </text:span><text:span text:style-name="T8">= </text:span><text:span text:style-name="T11">Affiche l</text:span>’<text:span text:style-name="T11">image se trouvant à l</text:span>’<text:span text:style-name="T11">url.</text:span></text:p>
      <text:p text:style-name="P6"><text:span text:style-name="T11"/></text:p>
      <text:p text:style-name="P6"><text:span text:style-name="T26">&lt;p&gt;...</text:span><text:span text:style-name="T22">&lt;/p&gt;</text:span><text:span text:style-name="T4"> </text:span><text:span text:style-name="T8">= </text:span><text:span text:style-name="T14">Paragraphe.</text:span></text:p>
      <text:p text:style-name="P6"><text:span text:style-name="T14"/></text:p>
      <text:p text:style-name="P5"><text:span text:style-name="T20">&lt;title&gt;...</text:span><text:span text:style-name="T19">&lt;/title&gt;</text:span> <text:span text:style-name="T17">= </text:span><text:span text:style-name="T11">Titre de la page (se trouve dans la balise </text:span></text:p>
      <text:p text:style-name="P4">head<text:span text:style-name="T17">)</text:span></text:p>
      <text:p text:style-name="P4"/>
      <text:p text:style-name="Standard"><text:span text:style-name="T22">&lt;li&gt;...&lt;/li&gt;</text:span><text:span text:style-name="T4"> </text:span><text:span text:style-name="T8">= </text:span><text:span text:style-name="T11">Élément d </text:span>’ <text:span text:style-name="T11">une liste . Doit apparaître sous un </text:span><text:span text:style-name="T4">ul </text:span><text:span text:style-name="T11">ou </text:span><text:span text:style-name="T4">ol</text:span></text:p>
      <text:p text:style-name="Standard"><text:span text:style-name="T4"/></text:p>
      <text:p text:style-name="Standard"><text:span text:style-name="T4">.</text:span><text:span text:style-name="T22">&lt;ul&gt;...&lt;/ul&gt;</text:span><text:span text:style-name="T4"> </text:span><text:span text:style-name="T9">= Liste non ordonnée.</text:span></text:p>
      <text:p text:style-name="Standard"><text:soft-page-break/><text:span text:style-name="T9"/></text:p>
      <text:p text:style-name="Standard"><text:span text:style-name="T23">.&lt;ol&gt;...</text:span><text:span text:style-name="T22">&lt;/ol&gt;</text:span><text:span text:style-name="T4"> </text:span><text:span text:style-name="T9">= </text:span><text:span text:style-name="T14">Liste énumérée</text:span></text:p>
      <text:p text:style-name="Standard"><text:span text:style-name="T14"/></text:p>
      <text:p text:style-name="P4"><text:span text:style-name="T20">&lt;table&gt;...</text:span><text:span text:style-name="T19">&lt;/table&gt;</text:span> <text:span text:style-name="T18">= </text:span><text:span text:style-name="T11">Définit une table HTML.</text:span></text:p>
      <text:p text:style-name="P4"/>
      <text:p text:style-name="Standard"><text:span text:style-name="T14"/></text:p>
      <text:p text:style-name="Standard"><text:span text:style-name="T9"/></text:p>
      <text:p text:style-name="Standard"><text:span text:style-name="T4"/></text:p>
      <text:p text:style-name="P4"/>
      <text:p text:style-name="P4"/>
      <text:p text:style-name="P5"/>
      <text:p text:style-name="P6"><text:span text:style-name="T14"/></text:p>
      <text:p text:style-name="P6"><text:span text:style-name="T11"/></text:p>
      <text:p text:style-name="P5"/>
      <text:p text:style-name="P6"><text:span text:style-name="T14"/></text:p>
      <text:p text:style-name="P6"><text:span text:style-name="T14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11"/></text:p>
      <text:p text:style-name="P4"/>
      <text:p text:style-name="Standard"><text:span text:style-name="T12"/></text:p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14:38:31.051909897</meta:creation-date>
    <dc:date>2019-01-21T15:50:11.811573820</dc:date>
    <meta:editing-duration>PT4M49S</meta:editing-duration>
    <meta:editing-cycles>1</meta:editing-cycles>
    <meta:document-statistic meta:table-count="0" meta:image-count="0" meta:object-count="0" meta:page-count="2" meta:paragraph-count="21" meta:word-count="172" meta:character-count="1168" meta:non-whitespace-character-count="901"/>
    <meta:generator>LibreOffice/6.0.7.3$Linux_X86_64 LibreOffice_project/00m0$Build-3</meta:generator>
  </office:meta>
</office:document-meta>
</file>